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Senior Project Fall 2014</text:p>
      <text:p text:style-name="P1">Week 2 Journal</text:p>
      <text:p text:style-name="P2"><text:span text:style-name="T1"/></text:p>
      <text:p text:style-name="P2"><text:span text:style-name="T1">August 24</text:span></text:p>
      <text:p text:style-name="P2"><text:tab/><text:span text:style-name="T1">A couple hours spent developing ideas and starting the proposal</text:span></text:p>
      <text:p text:style-name="P2"><text:span text:style-name="T1"><text:tab/>1400-1700 - worked on breadth requirements for the propoasal</text:span></text:p>
      <text:p text:style-name="P2"><text:span text:style-name="T1">August 25</text:span></text:p>
      <text:p text:style-name="P2"><text:span text:style-name="T1"><text:tab/>1202-1531 Worked on proposal</text:span></text:p>
      <text:p text:style-name="P2"><text:span text:style-name="T1">August 26</text:span></text:p>
      <text:p text:style-name="P2"><text:span text:style-name="T1"><text:tab/>1450-1500 Appointment with Dr. Gorka</text:span></text:p>
      <text:p text:style-name="P2"><text:span text:style-name="T1"><text:tab/>1600-1800 Made proposal changes suggested by Dr. Gorka and worked on depth requirements</text:span></text:p>
      <text:p text:style-name="P2"><text:span text:style-name="T1">August 27</text:span></text:p>
      <text:p text:style-name="P2"><text:span text:style-name="T1"><text:tab/>1200-1430 Worked on proposal</text:span></text:p>
      <text:p text:style-name="P2"><text:span text:style-name="T1">August 28</text:span></text:p>
      <text:p text:style-name="P2"><text:span text:style-name="T1"><text:tab/>1400-1700 Finished proposal draf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8-28T19:14:16.86</meta:creation-date>
    <meta:document-statistic meta:table-count="0" meta:image-count="0" meta:object-count="0" meta:page-count="1" meta:paragraph-count="15" meta:word-count="68" meta:character-count="442"/>
    <dc:date>2014-08-28T19:15:53.64</dc:date>
    <meta:editing-duration>PT1M38S</meta:editing-duration>
    <meta:editing-cycles>1</meta:editing-cycles>
    <meta:generator>OpenOffice/4.1.0$Win32 OpenOffice.org_project/410m18$Build-9764</meta:generator>
  </office:meta>
</office:document-meta>
</file>